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1424*"/>
    </style:style>
    <style:style style:name="Table1.B" style:family="table-column">
      <style:table-column-properties style:column-width="0.9896in" style:rel-column-width="14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1.525in"/>
    </style:style>
    <style:style style:name="Table2.C"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2b7" officeooo:paragraph-rsid="000742b7"/>
    </style:style>
    <style:style style:name="P2" style:family="paragraph" style:parent-style-name="Standard">
      <style:text-properties officeooo:rsid="0007dec3" officeooo:paragraph-rsid="0007dec3"/>
    </style:style>
    <style:style style:name="P3" style:family="paragraph" style:parent-style-name="Standard">
      <style:paragraph-properties fo:text-align="center" style:justify-single-word="false"/>
      <style:text-properties officeooo:rsid="0007dec3" officeooo:paragraph-rsid="0007dec3"/>
    </style:style>
    <style:style style:name="P4" style:family="paragraph" style:parent-style-name="Standard">
      <style:paragraph-properties fo:text-align="center" style:justify-single-word="false"/>
      <style:text-properties officeooo:rsid="0007dec3" officeooo:paragraph-rsid="0007dec3"/>
    </style:style>
    <style:style style:name="P5" style:family="paragraph" style:parent-style-name="Standard">
      <style:paragraph-properties fo:text-align="start" style:justify-single-word="false"/>
      <style:text-properties fo:font-weight="bold" officeooo:rsid="0008b4a6" officeooo:paragraph-rsid="0008b4a6" style:font-weight-asian="bold" style:font-weight-complex="bold"/>
    </style:style>
    <style:style style:name="P6" style:family="paragraph" style:parent-style-name="Standard">
      <style:paragraph-properties fo:text-align="start" style:justify-single-word="false"/>
      <style:text-properties fo:font-weight="bold" officeooo:rsid="0008b4a6" officeooo:paragraph-rsid="001ed115" style:font-weight-asian="bold" style:font-weight-complex="bold"/>
    </style:style>
    <style:style style:name="P7" style:family="paragraph" style:parent-style-name="Standard">
      <style:paragraph-properties fo:text-align="start" style:justify-single-word="false"/>
      <style:text-properties fo:font-weight="bold" officeooo:rsid="000a2f17" officeooo:paragraph-rsid="000a2f17" style:font-weight-asian="bold" style:font-weight-complex="bold"/>
    </style:style>
    <style:style style:name="P8" style:family="paragraph" style:parent-style-name="Standard">
      <style:paragraph-properties fo:text-align="start" style:justify-single-word="false"/>
      <style:text-properties fo:font-weight="bold" officeooo:rsid="000a2f17" officeooo:paragraph-rsid="000c9355" style:font-weight-asian="bold" style:font-weight-complex="bold"/>
    </style:style>
    <style:style style:name="P9" style:family="paragraph" style:parent-style-name="Standard">
      <style:text-properties fo:font-weight="bold" officeooo:rsid="000e5c29" officeooo:paragraph-rsid="000e5c29" style:font-weight-asian="bold" style:font-weight-complex="bold"/>
    </style:style>
    <style:style style:name="P10" style:family="paragraph" style:parent-style-name="Standard">
      <style:text-properties fo:font-weight="bold" officeooo:rsid="001234fb" officeooo:paragraph-rsid="001234fb" style:font-weight-asian="bold" style:font-weight-complex="bold"/>
    </style:style>
    <style:style style:name="P11" style:family="paragraph" style:parent-style-name="Standard">
      <style:text-properties fo:font-weight="bold" officeooo:rsid="001bf3ab" officeooo:paragraph-rsid="001bf3ab" style:font-weight-asian="bold" style:font-weight-complex="bold"/>
    </style:style>
    <style:style style:name="P12" style:family="paragraph" style:parent-style-name="Standard">
      <style:paragraph-properties fo:text-align="start" style:justify-single-word="false"/>
      <style:text-properties fo:font-weight="bold" officeooo:rsid="001f7e1b" officeooo:paragraph-rsid="001f7e1b" style:font-weight-asian="bold" style:font-weight-complex="bold"/>
    </style:style>
    <style:style style:name="P13" style:family="paragraph" style:parent-style-name="Standard">
      <style:paragraph-properties fo:text-align="start" style:justify-single-word="false"/>
      <style:text-properties fo:font-weight="normal" officeooo:rsid="0008b4a6" officeooo:paragraph-rsid="0008b4a6" style:font-weight-asian="normal" style:font-weight-complex="normal"/>
    </style:style>
    <style:style style:name="P14" style:family="paragraph" style:parent-style-name="Standard">
      <style:paragraph-properties fo:text-align="start" style:justify-single-word="false"/>
      <style:text-properties fo:font-weight="normal" officeooo:rsid="00090eaf" officeooo:paragraph-rsid="00090eaf" style:font-weight-asian="normal" style:font-weight-complex="normal"/>
    </style:style>
    <style:style style:name="P15" style:family="paragraph" style:parent-style-name="Standard">
      <style:paragraph-properties fo:text-align="start" style:justify-single-word="false"/>
      <style:text-properties fo:font-weight="normal" officeooo:rsid="000978c0" officeooo:paragraph-rsid="000978c0" style:font-weight-asian="normal" style:font-weight-complex="normal"/>
    </style:style>
    <style:style style:name="P16" style:family="paragraph" style:parent-style-name="Standard">
      <style:text-properties fo:font-weight="normal" officeooo:rsid="000e5c29" officeooo:paragraph-rsid="000e5c29" style:font-weight-asian="normal" style:font-weight-complex="normal"/>
    </style:style>
    <style:style style:name="P17" style:family="paragraph" style:parent-style-name="Standard">
      <style:text-properties fo:font-weight="normal" officeooo:rsid="0012af94" officeooo:paragraph-rsid="0012af94" style:font-weight-asian="normal" style:font-weight-complex="normal"/>
    </style:style>
    <style:style style:name="P18" style:family="paragraph" style:parent-style-name="Standard">
      <style:text-properties fo:font-weight="normal" officeooo:rsid="0014aa14" officeooo:paragraph-rsid="0014aa14" style:font-weight-asian="normal" style:font-weight-complex="normal"/>
    </style:style>
    <style:style style:name="P19" style:family="paragraph" style:parent-style-name="Standard">
      <style:text-properties fo:font-weight="normal" officeooo:rsid="0017a0c3" officeooo:paragraph-rsid="0017a0c3" style:font-weight-asian="normal" style:font-weight-complex="normal"/>
    </style:style>
    <style:style style:name="P20" style:family="paragraph" style:parent-style-name="Standard">
      <style:text-properties fo:font-weight="normal" officeooo:rsid="00186d22" officeooo:paragraph-rsid="0017a0c3" style:font-weight-asian="normal" style:font-weight-complex="normal"/>
    </style:style>
    <style:style style:name="P21" style:family="paragraph" style:parent-style-name="Standard">
      <style:text-properties fo:font-weight="normal" officeooo:rsid="001a6530" officeooo:paragraph-rsid="001a6530" style:font-weight-asian="normal" style:font-weight-complex="normal"/>
    </style:style>
    <style:style style:name="P22" style:family="paragraph" style:parent-style-name="Standard">
      <style:paragraph-properties fo:text-align="start" style:justify-single-word="false"/>
      <style:text-properties officeooo:rsid="000a2f17" officeooo:paragraph-rsid="000a2f17"/>
    </style:style>
    <style:style style:name="P23" style:family="paragraph" style:parent-style-name="Standard">
      <style:text-properties style:font-name="Liberation Serif" fo:font-size="12pt" fo:font-weight="bold" officeooo:rsid="0014aa14" officeooo:paragraph-rsid="0014aa14" style:font-size-asian="10.5pt" style:font-weight-asian="bold" style:font-size-complex="12pt" style:font-weight-complex="bold"/>
    </style:style>
    <style:style style:name="P24" style:family="paragraph" style:parent-style-name="Standard">
      <style:text-properties style:font-name="Liberation Serif" fo:font-size="12pt" fo:font-weight="bold" officeooo:rsid="00168350" officeooo:paragraph-rsid="00168350" style:font-size-asian="10.5pt" style:font-weight-asian="bold" style:font-size-complex="12pt" style:font-weight-complex="bold"/>
    </style:style>
    <style:style style:name="P25" style:family="paragraph" style:parent-style-name="Standard">
      <style:text-properties style:font-name="Liberation Serif" fo:font-size="12pt" fo:font-weight="normal" officeooo:rsid="0014aa14" officeooo:paragraph-rsid="0014aa14"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168350" officeooo:paragraph-rsid="00168350"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173499" officeooo:paragraph-rsid="0017349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officeooo:rsid="000a2f17" officeooo:paragraph-rsid="000a2f17" style:font-size-asian="12pt" style:font-size-complex="12pt"/>
    </style:style>
    <style:style style:name="P29" style:family="paragraph" style:parent-style-name="Standard">
      <style:text-properties officeooo:rsid="000c9355" officeooo:paragraph-rsid="000e5c29"/>
    </style:style>
    <style:style style:name="P30" style:family="paragraph" style:parent-style-name="Standard">
      <style:text-properties officeooo:rsid="000742b7" officeooo:paragraph-rsid="000742b7"/>
    </style:style>
    <style:style style:name="P31" style:family="paragraph" style:parent-style-name="Standard">
      <style:paragraph-properties fo:text-align="start" style:justify-single-word="false" fo:break-before="page"/>
      <style:text-properties fo:font-weight="bold" officeooo:rsid="0008b4a6" officeooo:paragraph-rsid="001ed115" style:font-weight-asian="bold" style:font-weight-complex="bold"/>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text-properties officeooo:rsid="00090eaf" officeooo:paragraph-rsid="00090eaf"/>
    </style:style>
    <style:style style:name="P34" style:family="paragraph" style:parent-style-name="Table_20_Contents">
      <style:paragraph-properties fo:text-align="start" style:justify-single-word="false"/>
      <style:text-properties officeooo:rsid="00090eaf" officeooo:paragraph-rsid="00090eaf"/>
    </style:style>
    <style:style style:name="P35" style:family="paragraph" style:parent-style-name="Table_20_Contents">
      <style:paragraph-properties fo:text-align="center" style:justify-single-word="false"/>
      <style:text-properties fo:font-style="normal" officeooo:rsid="00090eaf" officeooo:paragraph-rsid="00090eaf" style:font-style-asian="normal" style:font-style-complex="normal"/>
    </style:style>
    <style:style style:name="P36" style:family="paragraph" style:parent-style-name="Table_20_Contents">
      <style:paragraph-properties fo:text-align="start" style:justify-single-word="false"/>
      <style:text-properties officeooo:rsid="00090eaf" officeooo:paragraph-rsid="00090eaf" fo:background-color="#ffff00"/>
    </style:style>
    <style:style style:name="P37" style:family="paragraph" style:parent-style-name="Table_20_Contents">
      <style:paragraph-properties fo:text-align="start" style:justify-single-word="false"/>
      <style:text-properties officeooo:rsid="00090eaf" officeooo:paragraph-rsid="000978c0" fo:background-color="#ffff00"/>
    </style:style>
    <style:style style:name="P38" style:family="paragraph" style:parent-style-name="Table_20_Contents">
      <style:paragraph-properties fo:text-align="center" style:justify-single-word="false"/>
      <style:text-properties style:font-name="Liberation Serif" fo:font-size="12pt" officeooo:rsid="00170def" officeooo:paragraph-rsid="00170def" style:font-size-asian="10.5pt" style:font-size-complex="12pt"/>
    </style:style>
    <style:style style:name="P39" style:family="paragraph" style:parent-style-name="Table_20_Contents">
      <style:paragraph-properties fo:text-align="center" style:justify-single-word="false"/>
      <style:text-properties style:font-name="Liberation Serif" fo:font-size="12pt" style:font-size-asian="10.5pt" style:font-size-complex="12pt"/>
    </style:style>
    <style:style style:name="P40" style:family="paragraph" style:parent-style-name="Table_20_Contents">
      <style:paragraph-properties fo:text-align="center" style:justify-single-word="false"/>
      <style:text-properties style:font-name="Liberation Serif" fo:font-size="12pt" officeooo:paragraph-rsid="00186d22" style:font-size-asian="10.5pt" style:font-size-complex="12pt"/>
    </style:style>
    <style:style style:name="P41" style:family="paragraph" style:parent-style-name="Table_20_Contents">
      <style:paragraph-properties fo:text-align="center" style:justify-single-word="false"/>
      <style:text-properties style:font-name="Liberation Serif" fo:font-size="12pt" officeooo:rsid="0017a0c3" officeooo:paragraph-rsid="0017a0c3" style:font-size-asian="10.5pt" style:font-size-complex="12pt"/>
    </style:style>
    <style:style style:name="P42" style:family="paragraph" style:parent-style-name="Table_20_Contents">
      <style:paragraph-properties fo:text-align="center" style:justify-single-word="false"/>
      <style:text-properties style:font-name="Liberation Serif" fo:font-size="12pt" officeooo:rsid="00186d22" officeooo:paragraph-rsid="00186d22" style:font-size-asian="10.5pt" style:font-size-complex="12pt"/>
    </style:style>
    <style:style style:name="T1" style:family="text">
      <style:text-properties officeooo:rsid="0008b4a6"/>
    </style:style>
    <style:style style:name="T2" style:family="text">
      <style:text-properties fo:font-weight="bold" style:font-weight-asian="bold" style:font-weight-complex="bold"/>
    </style:style>
    <style:style style:name="T3" style:family="text">
      <style:text-properties fo:font-weight="bold" officeooo:rsid="000978c0" style:font-weight-asian="bold" style:font-weight-complex="bold"/>
    </style:style>
    <style:style style:name="T4" style:family="text">
      <style:text-properties officeooo:rsid="000978c0"/>
    </style:style>
    <style:style style:name="T5" style:family="text">
      <style:text-properties fo:background-color="#ffff00" loext:char-shading-value="0"/>
    </style:style>
    <style:style style:name="T6" style:family="text">
      <style:text-properties officeooo:rsid="000e5c29" fo:background-color="#ffff00" loext:char-shading-value="0"/>
    </style:style>
    <style:style style:name="T7" style:family="text">
      <style:text-properties officeooo:rsid="000e5c29" fo:background-color="#ffff00" loext:char-shading-value="0"/>
    </style:style>
    <style:style style:name="T8" style:family="text">
      <style:text-properties officeooo:rsid="000edbec" fo:background-color="#ffff00" loext:char-shading-value="0"/>
    </style:style>
    <style:style style:name="T9" style:family="text">
      <style:text-properties officeooo:rsid="000a2f17"/>
    </style:style>
    <style:style style:name="T10" style:family="text">
      <style:text-properties fo:color="#000000" style:font-name="lucidatypewriter" fo:font-size="10pt" style:font-size-asian="10pt"/>
    </style:style>
    <style:style style:name="T11" style:family="text">
      <style:text-properties fo:color="#000000" style:font-name="lucidatypewriter" fo:font-size="10pt" officeooo:rsid="0015a33c" style:font-size-asian="10pt"/>
    </style:style>
    <style:style style:name="T12" style:family="text">
      <style:text-properties fo:color="#000000" style:font-name="lucidatypewriter" fo:font-size="10pt" fo:font-weight="normal" style:font-size-asian="10pt" style:font-weight-asian="normal" style:font-weight-complex="normal"/>
    </style:style>
    <style:style style:name="T13" style:family="text">
      <style:text-properties fo:color="#000000" style:font-name="Liberation Serif" fo:font-size="12pt" style:font-size-asian="12pt" style:font-size-complex="12pt"/>
    </style:style>
    <style:style style:name="T14" style:family="text">
      <style:text-properties fo:color="#000000" style:font-name="Liberation Serif" fo:font-size="12pt" officeooo:rsid="000e5c29" style:font-size-asian="12pt" style:font-size-complex="12pt"/>
    </style:style>
    <style:style style:name="T15" style:family="text">
      <style:text-properties fo:color="#000000" style:font-name="Liberation Serif" fo:font-size="12pt" fo:font-style="italic" fo:font-weight="bold" officeooo:rsid="000e5c29" style:font-size-asian="12pt" style:font-style-asian="italic" style:font-weight-asian="bold" style:font-size-complex="12pt" style:font-style-complex="italic" style:font-weight-complex="bold"/>
    </style:style>
    <style:style style:name="T16" style:family="text">
      <style:text-properties fo:color="#000000" style:font-name="Liberation Serif" fo:font-size="12pt" fo:font-style="normal" officeooo:rsid="000e5c29" style:font-size-asian="12pt" style:font-style-asian="normal" style:font-size-complex="12pt" style:font-style-complex="normal"/>
    </style:style>
    <style:style style:name="T17" style:family="text">
      <style:text-properties fo:color="#000000" style:text-position="0% 100%" style:font-name="lucidatypewriter" fo:font-size="10pt" style:font-size-asian="10pt"/>
    </style:style>
    <style:style style:name="T18" style:family="text">
      <style:text-properties fo:color="#000000" style:text-position="0% 100%"/>
    </style:style>
    <style:style style:name="T19" style:family="text">
      <style:text-properties fo:color="#000000" style:text-position="0% 100%" officeooo:rsid="0015a33c"/>
    </style:style>
    <style:style style:name="T20" style:family="text">
      <style:text-properties fo:color="#000000" style:text-position="0% 100%" officeooo:rsid="00168350"/>
    </style:style>
    <style:style style:name="T21" style:family="text">
      <style:text-properties fo:color="#000000" style:text-position="0% 100%" officeooo:rsid="00173499"/>
    </style:style>
    <style:style style:name="T22" style:family="text">
      <style:text-properties fo:color="#000000" style:text-position="0% 100%" fo:font-style="italic" style:font-style-asian="italic" style:font-style-complex="italic"/>
    </style:style>
    <style:style style:name="T23" style:family="text">
      <style:text-properties fo:color="#000000" style:text-position="0% 100%" fo:font-style="normal" style:font-style-asian="normal" style:font-style-complex="normal"/>
    </style:style>
    <style:style style:name="T24" style:family="text">
      <style:text-properties fo:color="#000000" style:text-position="0% 100%" fo:font-style="normal" officeooo:rsid="001a6530" style:font-style-asian="normal" style:font-style-complex="normal"/>
    </style:style>
    <style:style style:name="T25" style:family="text">
      <style:text-properties fo:color="#000000" style:text-position="0% 100%" fo:font-weight="bold" style:font-weight-asian="bold" style:font-weight-complex="bold"/>
    </style:style>
    <style:style style:name="T26" style:family="text">
      <style:text-properties fo:color="#000000"/>
    </style:style>
    <style:style style:name="T27" style:family="text">
      <style:text-properties fo:color="#000000" style:text-position="super 58%"/>
    </style:style>
    <style:style style:name="T28" style:family="text">
      <style:text-properties fo:color="#000000" officeooo:rsid="0015a33c"/>
    </style:style>
    <style:style style:name="T29" style:family="text">
      <style:text-properties fo:color="#000000" fo:background-color="#ffff00" loext:char-shading-value="0"/>
    </style:style>
    <style:style style:name="T30" style:family="text">
      <style:text-properties fo:color="#0000ff" style:font-name="lucidatypewriter" fo:font-size="10pt" style:font-size-asian="10pt"/>
    </style:style>
    <style:style style:name="T31" style:family="text">
      <style:text-properties fo:color="#0000ff" style:font-name="lucidatypewriter" fo:font-size="10pt" officeooo:rsid="000a2f17" style:font-size-asian="10pt"/>
    </style:style>
    <style:style style:name="T32" style:family="text">
      <style:text-properties fo:color="#0000ff" style:font-name="lucidatypewriter" fo:font-size="10pt" fo:font-weight="normal" style:font-size-asian="10pt" style:font-weight-asian="normal" style:font-weight-complex="normal"/>
    </style:style>
    <style:style style:name="T33" style:family="text">
      <style:text-properties fo:color="#228b22" style:font-name="lucidatypewriter" fo:font-size="10pt" style:font-size-asian="10pt"/>
    </style:style>
    <style:style style:name="T34" style:family="text">
      <style:text-properties fo:color="#228b22" style:font-name="lucidatypewriter" fo:font-size="10pt" officeooo:rsid="000a2f17" style:font-size-asian="10pt"/>
    </style:style>
    <style:style style:name="T35" style:family="text">
      <style:text-properties fo:color="#228b22" style:font-name="lucidatypewriter" fo:font-size="10pt" officeooo:rsid="000c9355" style:font-size-asian="10pt"/>
    </style:style>
    <style:style style:name="T36" style:family="text">
      <style:text-properties officeooo:rsid="000add1d"/>
    </style:style>
    <style:style style:name="T37" style:family="text">
      <style:text-properties officeooo:rsid="000c9355"/>
    </style:style>
    <style:style style:name="T38" style:family="text">
      <style:text-properties officeooo:rsid="000c9355"/>
    </style:style>
    <style:style style:name="T39" style:family="text">
      <style:text-properties style:text-position="super 58%" fo:background-color="#ffff00" loext:char-shading-value="0"/>
    </style:style>
    <style:style style:name="T40" style:family="text">
      <style:text-properties style:text-position="super 58%" officeooo:rsid="000edbec" fo:background-color="#ffff00" loext:char-shading-value="0"/>
    </style:style>
    <style:style style:name="T41" style:family="text">
      <style:text-properties style:text-position="0% 100%"/>
    </style:style>
    <style:style style:name="T42" style:family="text">
      <style:text-properties style:text-position="0% 100%" fo:background-color="#ffff00" loext:char-shading-value="0"/>
    </style:style>
    <style:style style:name="T43" style:family="text">
      <style:text-properties style:text-position="0% 100%" officeooo:rsid="000e5c29"/>
    </style:style>
    <style:style style:name="T44" style:family="text">
      <style:text-properties style:text-position="0% 100%" officeooo:rsid="000edbec"/>
    </style:style>
    <style:style style:name="T45" style:family="text">
      <style:text-properties style:text-position="0% 100%" officeooo:rsid="000f7897"/>
    </style:style>
    <style:style style:name="T46" style:family="text">
      <style:text-properties style:text-position="0% 100%" officeooo:rsid="0010e9e9"/>
    </style:style>
    <style:style style:name="T47" style:family="text">
      <style:text-properties style:text-position="0% 100%" officeooo:rsid="0014aa14"/>
    </style:style>
    <style:style style:name="T48" style:family="text">
      <style:text-properties style:text-position="0% 100%" officeooo:rsid="001bf3ab"/>
    </style:style>
    <style:style style:name="T49" style:family="text">
      <style:text-properties style:text-position="0% 100%" officeooo:rsid="001c9d33"/>
    </style:style>
    <style:style style:name="T50" style:family="text">
      <style:text-properties style:text-position="0% 100%" officeooo:rsid="000978c0"/>
    </style:style>
    <style:style style:name="T51" style:family="text">
      <style:text-properties style:text-position="0% 100%" officeooo:rsid="001ed115"/>
    </style:style>
    <style:style style:name="T52" style:family="text">
      <style:text-properties officeooo:rsid="000e5c29"/>
    </style:style>
    <style:style style:name="T53" style:family="text">
      <style:text-properties officeooo:rsid="000edbec"/>
    </style:style>
    <style:style style:name="T54" style:family="text">
      <style:text-properties officeooo:rsid="0017a0c3"/>
    </style:style>
    <style:style style:name="T55" style:family="text">
      <style:text-properties officeooo:rsid="00186d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Wynn</text:p>
      <text:p text:style-name="P2">ME EN 575 Optimization</text:p>
      <text:p text:style-name="P1">Homework 4 Report</text:p>
      <text:p text:style-name="P2">February 23, 2018</text:p>
      <text:p text:style-name="P2"/>
      <text:p text:style-name="P3"><text:span text:style-name="T1">Computing </text:span>Derivatives</text:p>
      <text:p text:style-name="P3"/>
      <text:p text:style-name="P5"><text:span text:style-name="T4">Section</text:span> I. <text:s/>Truss Optimization</text:p>
      <text:p text:style-name="P5"/>
      <text:p text:style-name="P13">For this assignment, objective function derivatives and constraint derivatives were computed and passed to MATLAB’s ‘fmincon’ function in order to optimize the classic Ten Bar Truss problem. <text:s/>Three different derivative computing methods were implemented namely forward differencing, central differencing, and complex step. <text:s/>Findings and observations from this assignment are given in this report.</text:p>
      <text:p text:style-name="P13"/>
      <text:p text:style-name="P13"><text:span text:style-name="T3">Part </text:span><text:span text:style-name="T2">a.</text:span> <text:s/>Is this a problem that could benefit from scaling?</text:p>
      <text:p text:style-name="P1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number-columns-repeated="2"/>
        <table:table-row>
          <table:table-cell table:style-name="Table1.A1" office:value-type="string">
            <text:p text:style-name="P32"/>
          </table:table-cell>
          <table:table-cell table:style-name="Table1.A1" table:number-columns-spanned="2" office:value-type="string">
            <text:p text:style-name="P33">Forward Difference</text:p>
          </table:table-cell>
          <table:covered-table-cell/>
          <table:table-cell table:style-name="Table1.A1" table:number-columns-spanned="2" office:value-type="string">
            <text:p text:style-name="P33">Central Difference</text:p>
          </table:table-cell>
          <table:covered-table-cell/>
          <table:table-cell table:style-name="Table1.F1" table:number-columns-spanned="2" office:value-type="string">
            <text:p text:style-name="P33">Complex Step</text:p>
          </table:table-cell>
          <table:covered-table-cell/>
        </table:table-row>
        <table:table-row>
          <table:table-cell table:style-name="Table1.A2" office:value-type="string">
            <text:p text:style-name="P35">No Scaling</text:p>
          </table:table-cell>
          <table:table-cell table:style-name="Table1.A2" office:value-type="string">
            <text:p text:style-name="P36">nfun = 991</text:p>
          </table:table-cell>
          <table:table-cell table:style-name="Table1.A2" office:value-type="string">
            <text:p text:style-name="P34">eltime = 0.40</text:p>
          </table:table-cell>
          <table:table-cell table:style-name="Table1.A2" office:value-type="string">
            <text:p text:style-name="P36">nfun = 2773</text:p>
          </table:table-cell>
          <table:table-cell table:style-name="Table1.A2" office:value-type="string">
            <text:p text:style-name="P34">eltime = 0.61</text:p>
          </table:table-cell>
          <table:table-cell table:style-name="Table1.A2" office:value-type="string">
            <text:p text:style-name="P37"><text:span text:style-name="T4">n</text:span>fun = 1849</text:p>
          </table:table-cell>
          <table:table-cell table:style-name="Table1.G2" office:value-type="string">
            <text:p text:style-name="P34">eltime = 0.87</text:p>
          </table:table-cell>
        </table:table-row>
        <table:table-row>
          <table:table-cell table:style-name="Table1.A2" office:value-type="string">
            <text:p text:style-name="P35">Scaled 1e-3 </text:p>
          </table:table-cell>
          <table:table-cell table:style-name="Table1.A2" office:value-type="string">
            <text:p text:style-name="P36">nfun = 331</text:p>
          </table:table-cell>
          <table:table-cell table:style-name="Table1.A2" office:value-type="string">
            <text:p text:style-name="P34">eltime = 0.14 </text:p>
          </table:table-cell>
          <table:table-cell table:style-name="Table1.A2" office:value-type="string">
            <text:p text:style-name="P36">nfun = 1513</text:p>
          </table:table-cell>
          <table:table-cell table:style-name="Table1.A2" office:value-type="string">
            <text:p text:style-name="P34">eltime = 0.43</text:p>
          </table:table-cell>
          <table:table-cell table:style-name="Table1.A2" office:value-type="string">
            <text:p text:style-name="P37"><text:span text:style-name="T4">n</text:span>fun = 859</text:p>
          </table:table-cell>
          <table:table-cell table:style-name="Table1.G2" office:value-type="string">
            <text:p text:style-name="P34">eltime = 0.40</text:p>
          </table:table-cell>
        </table:table-row>
      </table:table>
      <text:p text:style-name="P14"/>
      <text:p text:style-name="P15">As can be seen from the table above, this is a problem that benefits significantly from scaling. <text:s/>As can be seen in the case of forward difference, the number of function calls and execution time is <text:span text:style-name="T5">three times less</text:span> than it is for the unscaled problem. <text:s/>Similarly central difference and the complex step methods have significantly fewer function calls and reduced execution time after scaling is applied. <text:s/>The benefits of scaling were expected due to the large difference in magnitude between the values for weight and the values for stress in the truss problem. <text:s/>By dividing the stresses by 1000 and bringing them down closer to the order of magnitude of the weights, the optimization operates much more efficiently. <text:s/><text:span text:style-name="T9">Note: A step size of 1e-4 was used for derivative calculations in all three methods.</text:span></text:p>
      <text:p text:style-name="P3"/>
      <text:p text:style-name="P22"><text:span text:style-name="T2">Part b.</text:span> <text:s/>Listings of MATLAB code</text:p>
      <text:p text:style-name="P22"/>
      <text:p text:style-name="P22">Listed below are the sections of MATLAB code where derivatives were computed for each of the three methods.</text:p>
      <text:p text:style-name="P22"/>
      <text:p text:style-name="P7">Forward Difference:</text:p>
      <text:p text:style-name="P22"><text:span text:style-name="T10"><text:s text:c="4"/></text:span><text:span text:style-name="T30">function</text:span><text:span text:style-name="T10"> [f, gradf] = obj(x) </text:span></text:p>
      <text:p text:style-name="Standard"><text:span text:style-name="T10"><text:s text:c="8"/>[f, ~, ~] = objcon(x); <text:s text:c="3"/></text:span></text:p>
      <text:p text:style-name="Standard"><text:span text:style-name="T10"><text:s text:c="8"/></text:span><text:span text:style-name="T33">% compute forward difference objective derivative</text:span><text:span text:style-name="T34">s</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30">for</text:span><text:span text:style-name="T10"> i = 1:length(x)</text:span></text:p>
      <text:p text:style-name="Standard"><text:span text:style-name="T10"><text:s text:c="12"/>x_p = x; <text:s text:c="22"/></text:span><text:span text:style-name="T33">% reset x_p <text:s text:c="19"/></text:span></text:p>
      <text:p text:style-name="Standard"><text:span text:style-name="T10"><text:s text:c="12"/>x_p(i) = x_p(i) + delta_x; <text:s text:c="4"/></text:span><text:span text:style-name="T33">% perturb x_p</text:span></text:p>
      <text:p text:style-name="Standard"><text:span text:style-name="T10"><text:s text:c="12"/>[f_p, ~, ~] = objcon(x_p); <text:s text:c="4"/></text:span><text:span text:style-name="T33">% compute objective at perturbed x</text:span></text:p>
      <text:p text:style-name="Standard"><text:span text:style-name="T10"><text:s text:c="12"/>gradf(i) = (f_p - f)/delta_x; <text:s/></text:span><text:span text:style-name="T33">% compute forward diff derivative</text:span></text:p>
      <text:p text:style-name="Standard"><text:span text:style-name="T10"><text:s text:c="8"/></text:span><text:span text:style-name="T30">en</text:span><text:span text:style-name="T31">d</text:span></text:p>
      <text:p text:style-name="Standard"><text:span text:style-name="T10"><text:s text:c="8"/></text:span><text:span text:style-name="T33">% myobjgrad = gradf</text:span></text:p>
      <text:p text:style-name="Standard"><text:span text:style-name="T10"><text:s text:c="4"/></text:span><text:span text:style-name="T30">end</text:span></text:p>
      <text:p text:style-name="Standard"><text:soft-page-break/><text:span text:style-name="T10"><text:s text:c="4"/></text:span></text:p>
      <text:p text:style-name="Standard"><text:span text:style-name="T10"><text:s text:c="4"/></text:span><text:span text:style-name="T30">function</text:span><text:span text:style-name="T10"> [c, ceq, DC, DCeq] = con(x) </text:span></text:p>
      <text:p text:style-name="Standard"><text:span text:style-name="T10"><text:s text:c="8"/>[~, c, ceq] = objcon(x);</text:span></text:p>
      <text:p text:style-name="Standard"><text:span text:style-name="T10"><text:s text:c="8"/></text:span><text:span text:style-name="T33">% compute forward difference constraint derivatives</text:span></text:p>
      <text:p text:style-name="Standard"><text:span text:style-name="T10"><text:s text:c="8"/>delta_x = 1e-4; <text:s text:c="19"/></text:span><text:span text:style-name="T33">% set the step size</text:span></text:p>
      <text:p text:style-name="Standard"><text:span text:style-name="T10"><text:s text:c="8"/>DC = zeros(length(x)); <text:s text:c="12"/></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30">for</text:span><text:span text:style-name="T10"> i = 1:length(x)</text:span></text:p>
      <text:p text:style-name="Standard"><text:span text:style-name="T10"><text:s text:c="12"/>x_p = x; <text:s text:c="22"/></text:span><text:span text:style-name="T33">% reset x_p <text:s text:c="19"/></text:span></text:p>
      <text:p text:style-name="Standard"><text:span text:style-name="T10"><text:s text:c="12"/>x_p(i) = x_p(i) + delta_x; <text:s text:c="4"/></text:span><text:span text:style-name="T33">% perturb x_p</text:span></text:p>
      <text:p text:style-name="Standard"><text:span text:style-name="T10"><text:s text:c="12"/>[~, c_p, ~] = objcon(x_p); <text:s text:c="4"/></text:span><text:span text:style-name="T33">% compute constraint at perturbed x</text:span></text:p>
      <text:p text:style-name="Standard"><text:span text:style-name="T10"><text:s text:c="12"/>DC(i,:) = (c_p - c)/delta_x; <text:s text:c="2"/></text:span><text:span text:style-name="T33">% compute forward diff derivative</text:span></text:p>
      <text:p text:style-name="Standard"><text:span text:style-name="T10"><text:s text:c="12"/>DCeq = [];</text:span></text:p>
      <text:p text:style-name="Standard"><text:span text:style-name="T10"><text:s text:c="8"/></text:span><text:span text:style-name="T30">end</text:span></text:p>
      <text:p text:style-name="Standard"><text:span text:style-name="T10"><text:s text:c="8"/></text:span><text:span text:style-name="T33">% mycongrad = DC</text:span></text:p>
      <text:p text:style-name="Standard"><text:span text:style-name="T10"><text:s text:c="4"/></text:span><text:span text:style-name="T30">end</text:span></text:p>
      <text:p text:style-name="Standard"><text:span text:style-name="T30"/></text:p>
      <text:p text:style-name="P28">For the forward difference method, I simply integrated the calculation of derivatives into the obj() and con() functions that we pass to fmincon(). <text:s/>This approach is nice because we only have to compute the unperturbed objective value once and we can use it for both the objective function value that we pass to fmincon, as well as for the computation of the derivative. <text:s/>The only difficulty encountered with this method was that <text:s/>the constraint derivatives initially would not pass the fmincon ‘CheckGradients’ routine—regardless of how the step size was chosen. <text:s/>However after scaling was applied, and the step size for the constraint derivatives was set to 1e-6, the gradients passed <text:span text:style-name="T36">without any issue</text:span>. <text:s/><text:span text:style-name="T37">The forward difference method computes the derivative by evaluating the function at a small step forward from the current point, and then computing the slope between the current point and the forward point. <text:s/>This method works well enough if the step size is chosen appropriately. <text:s/>If the step size is too large, truncation error will </text:span><text:span text:style-name="T52">creep in, and if the step size is too small, roundoff error due to subtractive cancellation will cause problems. <text:s/>For this method, the expected truncation error is proportional to the step size—i.e., </text:span><text:span text:style-name="T6">expected error is on the order of delta_x</text:span><text:span text:style-name="T52">. <text:s/></text:span></text:p>
      <text:p text:style-name="P22"/>
      <text:p text:style-name="P8"><text:span text:style-name="T37">Central</text:span> Difference:</text:p>
      <text:p text:style-name="P8"><text:span text:style-name="T10"><text:s text:c="4"/></text:span><text:span text:style-name="T32">function</text:span><text:span text:style-name="T12"> [f, gradf] = obj(x)</text:span><text:span text:style-name="T10"> </text:span></text:p>
      <text:p text:style-name="Standard"><text:span text:style-name="T10"><text:s text:c="8"/>[f, ~, ~] = objcon(x);</text:span></text:p>
      <text:p text:style-name="Standard"><text:span text:style-name="T10"><text:s text:c="8"/></text:span><text:span text:style-name="T33">% compute central difference objective derivatives</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30">for</text:span><text:span text:style-name="T10"> i = 1:length(x)</text:span></text:p>
      <text:p text:style-name="Standard"><text:span text:style-name="T10"><text:s text:c="12"/>x_p = x; <text:s text:c="28"/></text:span><text:span text:style-name="T33">% reset x_p</text:span></text:p>
      <text:p text:style-name="Standard"><text:span text:style-name="T10"><text:s text:c="12"/>x_m = x;</text:span></text:p>
      <text:p text:style-name="Standard"><text:span text:style-name="T10"><text:s text:c="12"/>x_p(i) = x_p(i) + delta_x; <text:s text:c="10"/></text:span><text:span text:style-name="T33">% perturb x_p</text:span></text:p>
      <text:p text:style-name="Standard"><text:span text:style-name="T10"><text:s text:c="12"/>x_m(i) = x_m(i) - delta_x;</text:span></text:p>
      <text:p text:style-name="Standard"><text:span text:style-name="T10"><text:s text:c="12"/>[f_p, ~, ~] = objcon(x_p); <text:s text:c="10"/></text:span><text:span text:style-name="T33">% compute objective at perturbed x</text:span></text:p>
      <text:p text:style-name="Standard"><text:span text:style-name="T10"><text:s text:c="12"/>[f_m, ~, ~] = objcon(x_m); <text:s text:c="10"/></text:span><text:span text:style-name="T33">% compute objective at perturbed x</text:span></text:p>
      <text:p text:style-name="Standard"><text:span text:style-name="T10"><text:s text:c="12"/>gradf(i) = (f_p - f_m)/(2*delta_x); <text:s/></text:span><text:span text:style-name="T33">% compute central diff derivative</text:span></text:p>
      <text:p text:style-name="Standard"><text:span text:style-name="T10"><text:s text:c="8"/></text:span><text:span text:style-name="T30">end</text:span></text:p>
      <text:p text:style-name="Standard"><text:span text:style-name="T10"><text:s text:c="4"/></text:span><text:span text:style-name="T30">end</text:span></text:p>
      <text:p text:style-name="Standard"><text:span text:style-name="T10"><text:s text:c="4"/></text:span></text:p>
      <text:p text:style-name="Standard"><text:span text:style-name="T10"><text:s text:c="4"/></text:span><text:span text:style-name="T30">function</text:span><text:span text:style-name="T10"> [c, ceq, DC, DCeq] = con(x) </text:span></text:p>
      <text:p text:style-name="Standard"><text:span text:style-name="T10"><text:s text:c="8"/>[~, c, ceq] = objcon(x);</text:span></text:p>
      <text:p text:style-name="Standard"><text:span text:style-name="T10"><text:s text:c="8"/></text:span><text:span text:style-name="T33">% compute central difference constraint derivative</text:span><text:span text:style-name="T35">s</text:span></text:p>
      <text:p text:style-name="Standard"><text:span text:style-name="T10"><text:s text:c="8"/>delta_x = 1e-4; <text:s text:c="19"/></text:span><text:span text:style-name="T33">% set the step size</text:span></text:p>
      <text:p text:style-name="Standard"><text:span text:style-name="T10"><text:s text:c="8"/>DC = zeros(length(x)); <text:s text:c="12"/></text:span><text:span text:style-name="T33">% initialize gradient vector</text:span></text:p>
      <text:p text:style-name="Standard"><text:span text:style-name="T10"><text:s text:c="8"/></text:span><text:span text:style-name="T33">% perturb each element of x and compute the partial derivatives</text:span></text:p>
      <text:p text:style-name="Standard"><text:soft-page-break/><text:span text:style-name="T10"><text:s text:c="8"/></text:span><text:span text:style-name="T30">for</text:span><text:span text:style-name="T10"> i = 1:length(x)</text:span></text:p>
      <text:p text:style-name="Standard"><text:span text:style-name="T10"><text:s text:c="12"/>x_p = x; <text:s text:c="28"/></text:span><text:span text:style-name="T33">% reset x_p</text:span></text:p>
      <text:p text:style-name="Standard"><text:span text:style-name="T10"><text:s text:c="12"/>x_m = x;</text:span></text:p>
      <text:p text:style-name="Standard"><text:span text:style-name="T10"><text:s text:c="12"/>x_p(i) = x_p(i) + delta_x; <text:s text:c="10"/></text:span><text:span text:style-name="T33">% perturb x_p</text:span></text:p>
      <text:p text:style-name="Standard"><text:span text:style-name="T10"><text:s text:c="12"/>x_m(i) = x_m(i) - delta_x;</text:span></text:p>
      <text:p text:style-name="Standard"><text:span text:style-name="T10"><text:s text:c="12"/>[~, c_p, ~] = objcon(x_p); <text:s text:c="10"/></text:span><text:span text:style-name="T33">% compute constraint at perturbed x</text:span></text:p>
      <text:p text:style-name="Standard"><text:span text:style-name="T10"><text:s text:c="12"/>[~, c_m, ~] = objcon(x_m); <text:s text:c="10"/></text:span><text:span text:style-name="T33">% compute constraint at perturbed x</text:span></text:p>
      <text:p text:style-name="Standard"><text:span text:style-name="T10"><text:s text:c="12"/>DC(i,:) = (c_p - c_m)/(2*delta_x); <text:s text:c="2"/></text:span><text:span text:style-name="T33">% compute forward diff derivative</text:span></text:p>
      <text:p text:style-name="Standard"><text:span text:style-name="T10"><text:s text:c="12"/>DCeq = [];</text:span></text:p>
      <text:p text:style-name="Standard"><text:span text:style-name="T10"><text:s text:c="8"/></text:span><text:span text:style-name="T30">end</text:span></text:p>
      <text:p text:style-name="Standard"><text:span text:style-name="T10"><text:s text:c="4"/></text:span><text:span text:style-name="T30">end</text:span></text:p>
      <text:p text:style-name="P8"/>
      <text:p text:style-name="P29">Derivatives for the central difference method were incorporated into the code the same way as they were for forward difference. <text:s/>The only major difference here is that the objective function must be called within the obj() and con() functions three times instead of twice to allow for perturbing the function forward a step and backwards a step. <text:s/><text:span text:style-name="T13">The </text:span><text:span text:style-name="T14">central</text:span><text:span text:style-name="T13"> difference method computes the derivative by evaluating the function at a small step </text:span><text:span text:style-name="T16">backwards </text:span><text:span text:style-name="T15">and</text:span><text:span text:style-name="T16"> forwards</text:span><text:span text:style-name="T14"> of the</text:span><text:span text:style-name="T13"> current point,</text:span><text:span text:style-name="T14"> and</text:span><text:span text:style-name="T13"> then computing the slope between the </text:span><text:span text:style-name="T14">backward</text:span><text:span text:style-name="T13"> point and the forward point. <text:s/></text:span>No problems were encountered for this method and ‘CheckGradients’ passed without any problems. <text:s/><text:span text:style-name="T5">Central differencing is more accurate </text:span><text:span text:style-name="T6">than forward differencing and the </text:span><text:span text:style-name="T5">expected error is on the order of delta_x</text:span><text:span text:style-name="T39">2</text:span><text:span text:style-name="T41">. <text:s/></text:span><text:span text:style-name="T43">The main drawback to this method is that it is more computationally heavy since additional function evaluations are required.</text:span></text:p>
      <text:p text:style-name="P1"/>
      <text:p text:style-name="P9">Complex Step:</text:p>
      <text:p text:style-name="P16"><text:span text:style-name="T10"><text:s text:c="4"/></text:span><text:span text:style-name="T30">function</text:span><text:span text:style-name="T10"> [f, gradf] = obj(x) </text:span></text:p>
      <text:p text:style-name="Standard"><text:span text:style-name="T10"><text:s text:c="8"/>[f, ~, ~] = objcon(x);</text:span></text:p>
      <text:p text:style-name="Standard"><text:span text:style-name="T10"><text:s text:c="8"/></text:span></text:p>
      <text:p text:style-name="Standard"><text:span text:style-name="T10"><text:s text:c="8"/></text:span><text:span text:style-name="T33">% compute the partial objective derivatives via complex step</text:span></text:p>
      <text:p text:style-name="Standard"><text:span text:style-name="T10"><text:s text:c="8"/></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0">for</text:span><text:span text:style-name="T10"> it = 1:length(x)</text:span></text:p>
      <text:p text:style-name="Standard"><text:span text:style-name="T10"><text:s text:c="12"/>x_p = x;</text:span></text:p>
      <text:p text:style-name="Standard"><text:span text:style-name="T10"><text:s text:c="12"/>x_p(it) = x_p(it) + delta_x*i;</text:span></text:p>
      <text:p text:style-name="Standard"><text:span text:style-name="T10"><text:s text:c="12"/>[f_p, ~, ~] = objcon(x_p);</text:span></text:p>
      <text:p text:style-name="Standard"><text:span text:style-name="T10"><text:s text:c="12"/>gradf(it) = imag(f_p)/delta_x;</text:span></text:p>
      <text:p text:style-name="Standard"><text:span text:style-name="T10"><text:s text:c="8"/></text:span><text:span text:style-name="T30">end</text:span></text:p>
      <text:p text:style-name="Standard"><text:span text:style-name="T10"><text:s text:c="4"/></text:span><text:span text:style-name="T30">end</text:span></text:p>
      <text:p text:style-name="Standard"><text:span text:style-name="T10"><text:s text:c="4"/></text:span><text:span text:style-name="T30">function</text:span><text:span text:style-name="T10"> [c, ceq, DC, DCeq] = con(x) </text:span></text:p>
      <text:p text:style-name="Standard"><text:span text:style-name="T10"><text:s text:c="8"/>[~, c, ceq] = objcon(x);</text:span></text:p>
      <text:p text:style-name="Standard"><text:span text:style-name="T10"><text:s text:c="8"/></text:span></text:p>
      <text:p text:style-name="Standard"><text:span text:style-name="T10"><text:s text:c="8"/></text:span><text:span text:style-name="T33">% compute the partial constraint derivatives via complex step</text:span></text:p>
      <text:p text:style-name="Standard"><text:span text:style-name="T10"><text:s text:c="8"/></text:span></text:p>
      <text:p text:style-name="Standard"><text:span text:style-name="T10"><text:s text:c="8"/>delta_x = 1e-4; <text:s text:c="19"/></text:span><text:span text:style-name="T33">% set the step size</text:span></text:p>
      <text:p text:style-name="Standard"><text:span text:style-name="T10"><text:s text:c="8"/>DC = zeros(length(c),length(x)); <text:s text:c="7"/></text:span><text:span text:style-name="T33">% initialize gradient vector</text:span></text:p>
      <text:p text:style-name="Standard"><text:span text:style-name="T10"><text:s text:c="8"/></text:span><text:span text:style-name="T30">for</text:span><text:span text:style-name="T10"> it = 1:length(x)</text:span></text:p>
      <text:p text:style-name="Standard"><text:span text:style-name="T10"><text:s text:c="12"/>x_p = x;</text:span></text:p>
      <text:p text:style-name="Standard"><text:span text:style-name="T10"><text:s text:c="12"/>x_p(it) = x_p(it) + delta_x*i;</text:span></text:p>
      <text:p text:style-name="Standard"><text:span text:style-name="T10"><text:s text:c="12"/>[~, c_p, ~] = objcon(x_p);</text:span></text:p>
      <text:p text:style-name="Standard"><text:span text:style-name="T10"><text:s text:c="12"/>DC(:, it) = imag(c_p)/delta_x;</text:span></text:p>
      <text:p text:style-name="Standard"><text:span text:style-name="T10"><text:s text:c="8"/></text:span><text:span text:style-name="T30">end</text:span></text:p>
      <text:p text:style-name="Standard"><text:span text:style-name="T10"><text:s text:c="8"/>DC = DC';</text:span></text:p>
      <text:p text:style-name="Standard"><text:span text:style-name="T10"><text:s text:c="8"/>DCeq = [];</text:span></text:p>
      <text:p text:style-name="Standard"><text:span text:style-name="T10"><text:s text:c="4"/></text:span><text:span text:style-name="T30">end</text:span></text:p>
      <text:p text:style-name="P16"><text:soft-page-break/>Once again, derivatives were incorporated into the code the same way as the previous two methods. <text:s/><text:span text:style-name="T53">The only challenge encountered was changing how the constraint functions were defined within the objcon() function. <text:s/>Since the absolute value function isn’t defined for complex numbers, constraints were split into 20 separate constraints instead of 10. <text:s/>For this method, derivatives are computed by perturbing the function by a complex delta_x as is shown in Eq. 4.18 from the notes. <text:s/>This method is really slick and cleverly avoids the ill effects of subtractive cancellation. <text:s/>Essentially you can choose a delta_x for this method to be as small as you like, and still compute exceptionally accurate derivatives. <text:s/></text:span><text:span text:style-name="T8">Similar to the central difference method, expected error is on the order of delta_x</text:span><text:span text:style-name="T40">2</text:span><text:span text:style-name="T44"> but now we can make delta_x </text:span><text:span text:style-name="T45">to be very </text:span><text:span text:style-name="T46">very </text:span><text:span text:style-name="T45">small.</text:span></text:p>
      <text:p text:style-name="P16"><text:span text:style-name="T45"/></text:p>
      <text:p text:style-name="P10"><text:span text:style-name="T45">P</text:span><text:span text:style-name="T41">art c. <text:s/>Error Evaluation</text:span></text:p>
      <text:p text:style-name="P10"><text:span text:style-name="T41"/></text:p>
      <text:p text:style-name="P17"><text:span text:style-name="T41">Since weight scales linearly in this problem, accuracy of derivatives isn’t dependent on step size and so all three methods produced equally accurate derivatives for weight. <text:s/>The constraint derivatives related to stresses however are sensitive to step size and so accuracy between the three methods could be evaluated. <text:s/>Since the complex step method allows us to pick a very very small step size (delta_x), for this evaluation, a step size of 1e-20 was selected for the complex step, and the constraint derivatives for this method were treated as the ‘true’ derivatives for comparison. <text:s/>For all three methods, the constraint derivatives from the starting point were collected and then compared to the ‘true’ derivative generated by the complex step approach. <text:s/>For the forward difference and central difference methods a </text:span><text:span text:style-name="T42">step size of 1e-4 was chosen</text:span><text:span text:style-name="T41">. <text:s/>This step size was chosen because it gave sufficiently small error in the derivatives and could be used to optimize the truss problem </text:span><text:span text:style-name="T47">without issue.</text:span></text:p>
      <text:p text:style-name="P17"><text:span text:style-name="T47"/></text:p>
      <text:p text:style-name="P18"><text:span text:style-name="T41">To evaluate the errors, I simply took the norm of the difference between the complex step constraint derivatives and the forward/central difference constraint derivatives. <text:s/>See code snippet below.</text:span></text:p>
      <text:p text:style-name="P18"><text:span text:style-name="T41"/></text:p>
      <text:p text:style-name="P18"><text:span text:style-name="T17">error_fd = norm(complexDC.DC - fdDC.DC)</text:span></text:p>
      <text:p text:style-name="Standard"><text:span text:style-name="T10"><text:s/></text:span></text:p>
      <text:p text:style-name="Standard"><text:span text:style-name="T10">error_cd = norm(complexDC.DC - cdDC.DC)</text:span></text:p>
      <text:p text:style-name="Standard"><text:span text:style-name="T10"><text:s/></text:span></text:p>
      <text:p text:style-name="Standard"><text:span text:style-name="T10">error_</text:span><text:span text:style-name="T11">complex</text:span><text:span text:style-name="T10"> = norm(complexDC.DC – complexDC.DC)</text:span></text:p>
      <text:p text:style-name="Standard"><text:span text:style-name="T10"/></text:p>
      <text:p text:style-name="P23"><text:span text:style-name="T26">Result:</text:span></text:p>
      <text:p text:style-name="P23"><text:span text:style-name="T26"/></text:p>
      <text:p text:style-name="P26"><text:span text:style-name="T26">error_fd =</text:span></text:p>
      <text:p text:style-name="P26"><text:span text:style-name="T26"/></text:p>
      <text:p text:style-name="P26"><text:span text:style-name="T26"><text:s text:c="3"/></text:span><text:span text:style-name="T29">2.0060e-04</text:span></text:p>
      <text:p text:style-name="P26"><text:span text:style-name="T26"/></text:p>
      <text:p text:style-name="P26"><text:span text:style-name="T26"/></text:p>
      <text:p text:style-name="P26"><text:span text:style-name="T26">error_cd =</text:span></text:p>
      <text:p text:style-name="P26"><text:span text:style-name="T26"/></text:p>
      <text:p text:style-name="P26"><text:span text:style-name="T26"><text:s text:c="3"/></text:span><text:span text:style-name="T29">3.9676e-09</text:span></text:p>
      <text:p text:style-name="P26"><text:span text:style-name="T26"/></text:p>
      <text:p text:style-name="P26"><text:span text:style-name="T26"/></text:p>
      <text:p text:style-name="P26"><text:span text:style-name="T26">error_complex =</text:span></text:p>
      <text:p text:style-name="P26"><text:span text:style-name="T26"/></text:p>
      <text:p text:style-name="P26"><text:span text:style-name="T26"><text:s text:c="5"/></text:span><text:span text:style-name="T29">0</text:span></text:p>
      <text:p text:style-name="P25"><text:span text:style-name="T26"/></text:p>
      <text:p text:style-name="P25"><text:span text:style-name="T26">As expected and as can be seen, the forward difference method has the most error and is on the order of delta_x. <text:s/>The central difference method has significantly less error even though the same step size was </text:span><text:soft-page-break/><text:span text:style-name="T26">used and its error is </text:span><text:span text:style-name="T28">approximately </text:span><text:span text:style-name="T26">on the order of delta_x</text:span><text:span text:style-name="T27">2</text:span><text:span text:style-name="T18">. <text:s/>Error in the complex step here is assumed zero. <text:s/></text:span><text:span text:style-name="T19">Each of the three methods has its merits. <text:s/>Forward difference is fast (computationally) and calculation of derivatives is the most straightforward. <text:s/>Central differencing takes approximately twice as much computation as forward differencing but for the </text:span><text:span text:style-name="T20">s</text:span><text:span text:style-name="T19">ame step size </text:span><text:span text:style-name="T20">in this case has error that is five orders of magnitude smaller. <text:s/>That’s pretty significant! <text:s/>The complex step method is the most accurate but is not a ‘blackbox’ method like the other two are and requires that the objective function can handle complex values. <text:s/>Additionally, it costs more computationally to perform operations on complex variables. <text:s/>Depending on the nature of the function, and the constraints on computation, there are trade offs of speed vs accuracy.</text:span></text:p>
      <text:p text:style-name="P25"><text:span text:style-name="T20"/></text:p>
      <text:p text:style-name="P24"><text:span text:style-name="T18">Part d. <text:s/>Table</text:span></text:p>
      <text:p text:style-name="P24"><text:span text:style-name="T2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
          </table:table-cell>
          <table:table-cell table:style-name="Table2.A1" office:value-type="string">
            <text:p text:style-name="P38">Forward Difference</text:p>
          </table:table-cell>
          <table:table-cell table:style-name="Table2.A1" office:value-type="string">
            <text:p text:style-name="P38">Central Difference</text:p>
          </table:table-cell>
          <table:table-cell table:style-name="Table2.D1" office:value-type="string">
            <text:p text:style-name="P38">Complex Step</text:p>
          </table:table-cell>
        </table:table-row>
        <table:table-row>
          <table:table-cell table:style-name="Table2.A2" office:value-type="string">
            <text:p text:style-name="P38">Number of Function Calls</text:p>
          </table:table-cell>
          <table:table-cell table:style-name="Table2.A2" office:value-type="string">
            <text:p text:style-name="P41">397</text:p>
          </table:table-cell>
          <table:table-cell table:style-name="Table2.A2" office:value-type="string">
            <text:p text:style-name="P42">1639</text:p>
          </table:table-cell>
          <table:table-cell table:style-name="Table2.D2" office:value-type="string">
            <text:p text:style-name="P42">859</text:p>
          </table:table-cell>
        </table:table-row>
        <table:table-row>
          <table:table-cell table:style-name="Table2.A2" office:value-type="string">
            <text:p text:style-name="P38">Time of Execution</text:p>
          </table:table-cell>
          <table:table-cell table:style-name="Table2.A2" office:value-type="string">
            <text:p text:style-name="P41">0.2<text:span text:style-name="T55">0</text:span></text:p>
          </table:table-cell>
          <table:table-cell table:style-name="Table2.A2" office:value-type="string">
            <text:p text:style-name="P42">0.35</text:p>
          </table:table-cell>
          <table:table-cell table:style-name="Table2.D2" office:value-type="string">
            <text:p text:style-name="P42">0.37</text:p>
          </table:table-cell>
        </table:table-row>
        <table:table-row>
          <table:table-cell table:style-name="Table2.A2" office:value-type="string">
            <text:p text:style-name="P38">Stopping Criterion</text:p>
          </table:table-cell>
          <table:table-cell table:style-name="Table2.A2" office:value-type="string">
            <text:p text:style-name="P39">* <text:span text:style-name="T54">below</text:span></text:p>
          </table:table-cell>
          <table:table-cell table:style-name="Table2.A2" office:value-type="string">
            <text:p text:style-name="P39">* <text:span text:style-name="T55">below</text:span></text:p>
          </table:table-cell>
          <table:table-cell table:style-name="Table2.D2" office:value-type="string">
            <text:p text:style-name="P40">* <text:span text:style-name="T55">below</text:span></text:p>
          </table:table-cell>
        </table:table-row>
        <table:table-row>
          <table:table-cell table:style-name="Table2.A2" office:value-type="string">
            <text:p text:style-name="P38">Final Objective Value</text:p>
          </table:table-cell>
          <table:table-cell table:style-name="Table2.A2" office:value-type="string">
            <text:p text:style-name="P41">1.5932e+03</text:p>
          </table:table-cell>
          <table:table-cell table:style-name="Table2.A2" office:value-type="string">
            <text:p text:style-name="P42">1.5932e+03</text:p>
          </table:table-cell>
          <table:table-cell table:style-name="Table2.D2" office:value-type="string">
            <text:p text:style-name="P42">1.5932e+03</text:p>
          </table:table-cell>
        </table:table-row>
      </table:table>
      <text:p text:style-name="P24"><text:span text:style-name="T18"/></text:p>
      <text:p text:style-name="P27"><text:span text:style-name="T25">Note:</text:span><text:span text:style-name="T18"> Data in the above table is </text:span><text:span text:style-name="T22">after</text:span><text:span text:style-name="T23"> appropriate scaling was applied </text:span><text:span text:style-name="T24">and time of execution represents the average of three trial runs.</text:span></text:p>
      <text:p text:style-name="P18"><text:span text:style-name="T41"/></text:p>
      <text:p text:style-name="P19"><text:span text:style-name="T41">* The relative first-order optimality measure, 1.295203e-08,</text:span></text:p>
      <text:p text:style-name="P19"><text:span text:style-name="T41"><text:s text:c="3"/>is less than options.OptimalityTolerance = 1.000000e-06, and the relative maximum constraint</text:span></text:p>
      <text:p text:style-name="P19"><text:span text:style-name="T41"><text:s text:c="3"/>violation, 0.000000e+00, is less than options.ConstraintTolerance = 1.000000e-06.</text:span></text:p>
      <text:p text:style-name="P19"><text:span text:style-name="T41"/></text:p>
      <text:p text:style-name="P19"><text:span text:style-name="T41"/></text:p>
      <text:p text:style-name="P11"><text:span text:style-name="T41">Discussion</text:span></text:p>
      <text:p text:style-name="P21"><text:span text:style-name="T41">The biggest difference that is observed in t</text:span><text:span text:style-name="T48">he data above is the number of function calls, and the time of execution. <text:s/>As expected, forward difference </text:span><text:span text:style-name="T49">requires the fewest function evaluations and as a result, requires the least amount of time to execute. <text:s/>Central difference requires the most function evaluations and the time of execution is increased. <text:s/>Complex step takes more evaluations than forward difference, and less than complex step but takes the most time to execute. <text:s/>This increased execution time results from the extra computational resources that are required to evaluate complex variables.</text:span></text:p>
      <text:p text:style-name="P31"><text:span text:style-name="T50">Section</text:span><text:span text:style-name="T49"> I</text:span><text:span text:style-name="T51">I</text:span><text:span text:style-name="T49">. <text:s/></text:span><text:span text:style-name="T51">Automatic Differentiation for the Spring Problem</text:span></text:p>
      <text:p text:style-name="P6"><text:span text:style-name="T51"/></text:p>
      <text:p text:style-name="P12"><text:span text:style-name="T51">P</text:span><text:span text:style-name="T41">art a. <text:s/>Explanation</text:span></text:p>
      <text:p text:style-name="P12"><text:span text:style-name="T41"/></text:p>
      <text:p text:style-name="P20"><text:span text:style-name="T41"/></text:p>
      <text:p text:style-name="P20"><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25:06.592391016</meta:creation-date>
    <dc:date>2018-02-24T16:36:49.545993545</dc:date>
    <meta:editing-duration>PT1H13M9S</meta:editing-duration>
    <meta:editing-cycles>22</meta:editing-cycles>
    <meta:generator>LibreOffice/5.1.6.2$Linux_X86_64 LibreOffice_project/10m0$Build-2</meta:generator>
    <meta:document-statistic meta:table-count="2" meta:image-count="0" meta:object-count="0" meta:page-count="6" meta:paragraph-count="172" meta:word-count="1864" meta:character-count="12605" meta:non-whitespace-character-count="9609"/>
  </office:meta>
</office:document-meta>
</file>